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2pt"/>
    </style:style>
    <style:style style:name="co2" style:family="table-column">
      <style:table-column-properties fo:break-before="auto" style:column-width="51.25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86.5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8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2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0000138488875227729" calcext:value-type="float">
            <text:p>1.38E-05</text:p>
          </table:table-cell>
          <table:table-cell office:value-type="float" office:value="0.214123796595255" calcext:value-type="float">
            <text:p>0.214</text:p>
          </table:table-cell>
          <table:table-cell office:value-type="float" office:value="135.094323515053" calcext:value-type="float">
            <text:p>135.094</text:p>
          </table:table-cell>
          <table:table-cell office:value-type="float" office:value="0.304608892841906" calcext:value-type="float">
            <text:p>0.3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164485057513687" calcext:value-type="float">
            <text:p>1.64E-05</text:p>
          </table:table-cell>
          <table:table-cell office:value-type="float" office:value="0.175573276833556" calcext:value-type="float">
            <text:p>0.176</text:p>
          </table:table-cell>
          <table:table-cell office:value-type="float" office:value="141.450594745696" calcext:value-type="float">
            <text:p>141.451</text:p>
          </table:table-cell>
          <table:table-cell office:value-type="float" office:value="0.292979677204071" calcext:value-type="float">
            <text:p>0.2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155329651262331" calcext:value-type="float">
            <text:p>1.55E-05</text:p>
          </table:table-cell>
          <table:table-cell office:value-type="float" office:value="0.14384538794632" calcext:value-type="float">
            <text:p>0.144</text:p>
          </table:table-cell>
          <table:table-cell office:value-type="float" office:value="3.57282999798485" calcext:value-type="float">
            <text:p>3.573</text:p>
          </table:table-cell>
          <table:table-cell office:value-type="float" office:value="0.292230816685227" calcext:value-type="float">
            <text:p>0.2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189073748180463" calcext:value-type="float">
            <text:p>1.89E-04</text:p>
          </table:table-cell>
          <table:table-cell office:value-type="float" office:value="0.0832506248288914" calcext:value-type="float">
            <text:p>0.083</text:p>
          </table:table-cell>
          <table:table-cell office:value-type="float" office:value="1.59764692987707" calcext:value-type="float">
            <text:p>1.598</text:p>
          </table:table-cell>
          <table:table-cell office:value-type="float" office:value="0.377720162070873" calcext:value-type="float">
            <text:p>0.3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210489253618721" calcext:value-type="float">
            <text:p>2.10E-05</text:p>
          </table:table-cell>
          <table:table-cell office:value-type="float" office:value="0.135806210809353" calcext:value-type="float">
            <text:p>0.136</text:p>
          </table:table-cell>
          <table:table-cell office:value-type="float" office:value="266.65973471468" calcext:value-type="float">
            <text:p>266.660</text:p>
          </table:table-cell>
          <table:table-cell office:value-type="float" office:value="0.333000306357081" calcext:value-type="float">
            <text:p>0.3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0143924629112245" calcext:value-type="float">
            <text:p>1.44E-05</text:p>
          </table:table-cell>
          <table:table-cell office:value-type="float" office:value="0.242082612490859" calcext:value-type="float">
            <text:p>0.242</text:p>
          </table:table-cell>
          <table:table-cell office:value-type="float" office:value="516.868308301921" calcext:value-type="float">
            <text:p>516.868</text:p>
          </table:table-cell>
          <table:table-cell office:value-type="float" office:value="0.322292604571266" calcext:value-type="float">
            <text:p>0.3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193900984689071" calcext:value-type="float">
            <text:p>1.94E-05</text:p>
          </table:table-cell>
          <table:table-cell office:value-type="float" office:value="0.20038642168566" calcext:value-type="float">
            <text:p>0.200</text:p>
          </table:table-cell>
          <table:table-cell office:value-type="float" office:value="5.77540440822326" calcext:value-type="float">
            <text:p>5.775</text:p>
          </table:table-cell>
          <table:table-cell office:value-type="float" office:value="0.556844898948245" calcext:value-type="float">
            <text:p>0.55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1:25:34.153537118</meta:creation-date>
    <dc:date>2018-07-15T13:02:46.827089835</dc:date>
    <meta:editing-duration>PT1H22M52S</meta:editing-duration>
    <meta:editing-cycles>4</meta:editing-cycles>
    <meta:generator>LibreOffice/5.1.6.2$Linux_X86_64 LibreOffice_project/10m0$Build-2</meta:generator>
    <meta:document-statistic meta:table-count="1" meta:cell-count="64" meta:object-count="0"/>
  </office:meta>
</office:document-meta>
</file>